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20pt" fo:language="en" fo:country="US" style:font-size-asian="20pt"/>
    </style:style>
    <style:style style:name="P2" style:family="paragraph" style:parent-style-name="Standard" style:master-page-name="Standard">
      <style:paragraph-properties style:page-number="auto"/>
      <style:text-properties style:font-name="Courier New" fo:font-size="20pt" fo:language="en" fo:country="US" style:font-size-asian="20pt"/>
    </style:style>
    <style:style style:name="T1" style:family="text">
      <style:text-properties style:font-name="Courier New" fo:font-size="20pt" fo:language="en" fo:country="US" style:font-size-asian="20pt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What not to do with your hard-earned salary.</text:span></text:p>
      <text:p text:style-name="P1"/>
      <text:p text:style-name="Standard"><text:span text:style-name="T1">As you begin to work in Singapore and get your first pay cheque, the person known as a 'financial advisor' will emerge to try to move some of your cash into their pocket for very little value in return to you.</text:span></text:p>
      <text:p text:style-name="P1"/>
      <text:p text:style-name="Standard"><text:span text:style-name="T1">I hope to write down my experiences with such financial advisors, in the hope that others might be spared the losses I suffered under their poor and unprofessional advice.</text:span></text:p>
      <text:p text:style-name="P1"/>
      <text:p text:style-name="Standard"><text:span text:style-name="T1">I am what is known as an "accredited investor". To me, the term just means there is a target drawn on my back, and any banker or financial </text:span><text:soft-page-break/><text:span text:style-name="T1">advisor can just stab as much as they want with no consequences as I am supposed to know the risks involved. There lies the crux of the problem: nobody will give you an accurate picture of the actual risks. If they did, there will be few sales of financial products. To be fair, they might also be <text:s/>genuinely ignorant due to cases of swindle, e.g. Madoff, Lehman Minibonds etc. 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" meta:word-count="175" meta:character-count="941" meta:non-whitespace-character-count="768"/>
    <meta:generator>LibreOffice/4.4.2.2$Windows_x86 LibreOffice_project/c4c7d32d0d49397cad38d62472b0bc8acff48dd6</meta:generator>
  </office:meta>
</office:document-meta>
</file>